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1" style:family="paragraph"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Spin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Spin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alls</text:p>
          </draw:text-box>
        </draw:frame>
        <draw:frame presentation:style-name="pr2" draw:layer="layout" svg:width="25.199cm" svg:height="12.178cm" svg:x="1.4cm" svg:y="6.3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<text:span text:style-name="T1">- Review: wing drop stalls entry and recovery</text:span>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Safety Consideration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High <text:span text:style-name="T2">nose-up</text:span> / <text:span text:style-name="T2">nose-down</text:span> attitude maneuver</text:p>
              </text:list-item>
              <text:list-item>
                <text:p><text:span text:style-name="T2">HASEL</text:span>, <text:span text:style-name="T2">lookout</text:span> ahead and below</text:p>
              </text:list-item>
              <text:list-item>
                <text:p><text:span text:style-name="T2">Utility category</text:span> is <text:span text:style-name="T2">requir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Spin Entry</text:p>
          </draw:text-box>
        </draw:frame>
        <draw:frame presentation:style-name="pr6" draw:layer="layout" svg:width="12.297cm" svg:height="5.808cm" svg:x="1.4cm" svg:y="6.35cm" presentation:class="outline" presentation:placeholder="true">
          <draw:text-box/>
        </draw:frame>
        <draw:frame presentation:style-name="pr6" draw:layer="layout" svg:width="12.297cm" svg:height="5.808cm" svg:x="14.313cm" svg:y="6.35cm" presentation:class="outline" presentation:placeholder="true">
          <draw:text-box/>
        </draw:frame>
        <draw:frame presentation:style-name="pr6" draw:layer="layout" svg:width="25.199cm" svg:height="7.609cm" svg:x="1.4cm" svg:y="12.711cm" presentation:class="outline" presentation:user-transformed="true">
          <draw:text-box>
            <text:list text:style-name="L2">
              <text:list-item>
                <text:p>Reduce <text:span text:style-name="T2">power</text:span> to low power setting (1500 RPM)</text:p>
              </text:list-item>
              <text:list-item>
                <text:p>Apply <text:span text:style-name="T2">elevator </text:span><text:span text:style-name="T3">back-pressure</text:span> to <text:span text:style-name="T2">increase </text:span><text:span text:style-name="T3">nose-up attitude</text:span> controlling <text:span text:style-name="T2">yaw</text:span> with <text:span text:style-name="T3">rudder</text:span> maintaining <text:span text:style-name="T3">altitude</text:span></text:p>
              </text:list-item>
              <text:list-item>
                <text:p><text:span text:style-name="T4">During the </text:span><text:span text:style-name="T5">imminent stall</text:span><text:span text:style-name="T4"> simultaneously apply and </text:span><text:span text:style-name="T3">hold full elevator back-pressure</text:span><text:span text:style-name="T4"> and </text:span><text:span text:style-name="T3">full left-rudd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Spin Recovery</text:p>
          </draw:text-box>
        </draw:frame>
        <draw:frame presentation:style-name="pr6" draw:layer="layout" svg:width="12.297cm" svg:height="5.808cm" svg:x="1.4cm" svg:y="6.35cm" presentation:class="outline" presentation:placeholder="true">
          <draw:text-box/>
        </draw:frame>
        <draw:frame presentation:style-name="pr6" draw:layer="layout" svg:width="12.297cm" svg:height="5.808cm" svg:x="14.313cm" svg:y="6.35cm" presentation:class="outline" presentation:placeholder="true">
          <draw:text-box/>
        </draw:frame>
        <draw:frame presentation:style-name="pr6" draw:layer="layout" svg:width="25.199cm" svg:height="7.609cm" svg:x="1.4cm" svg:y="12.711cm" presentation:class="outline" presentation:user-transformed="true">
          <draw:text-box>
            <text:list text:style-name="L2">
              <text:list-item>
                <text:p>Reduce <text:span text:style-name="T3">power</text:span> to<text:span text:style-name="T6"> </text:span><text:span text:style-name="T3">idle</text:span></text:p>
              </text:list-item>
              <text:list-item>
                <text:p><text:span text:style-name="T3">Release elevator back-pressure</text:span> and apply <text:span text:style-name="T3">full opposite rudder</text:span> (opposite spin direction) until turn stops</text:p>
              </text:list-item>
              <text:list-item>
                <text:p><text:span text:style-name="T3">Ease</text:span><text:span text:style-name="T5"> </text:span><text:span text:style-name="T3">out</text:span><text:span text:style-name="T5"> of dive</text:span> and increase <text:span text:style-name="T2">power</text:span> to regain <text:span text:style-name="T2">altitude</text:span></text:p>
              </text:list-item>
              <text:list-item>
                <text:p>Establish <text:span text:style-name="T2">cruise attitude</text:span>, set <text:span text:style-name="T2">cruise power</text:span> and <text:span text:style-name="T2">tri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Incipient versus Fully Developed Spin</text:p>
          </draw:text-box>
        </draw:frame>
        <draw:frame presentation:style-name="pr6" draw:layer="layout" svg:width="12.297cm" svg:height="5.808cm" svg:x="1.4cm" svg:y="6.35cm" presentation:class="outline" presentation:placeholder="true">
          <draw:text-box/>
        </draw:frame>
        <draw:frame presentation:style-name="pr6" draw:layer="layout" svg:width="12.297cm" svg:height="5.808cm" svg:x="14.313cm" svg:y="6.35cm" presentation:class="outline" presentation:placeholder="true">
          <draw:text-box/>
        </draw:frame>
        <draw:frame presentation:style-name="pr6" draw:layer="layout" svg:width="25.199cm" svg:height="5.808cm" svg:x="1.4cm" svg:y="12.71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Instruments</text:p>
          </draw:text-box>
        </draw:frame>
        <draw:frame presentation:style-name="pr6" draw:layer="layout" svg:width="12.297cm" svg:height="5.808cm" svg:x="1.4cm" svg:y="6.35cm" presentation:class="outline" presentation:placeholder="true">
          <draw:text-box/>
        </draw:frame>
        <draw:frame presentation:style-name="pr6" draw:layer="layout" svg:width="12.297cm" svg:height="5.808cm" svg:x="14.313cm" svg:y="6.35cm" presentation:class="outline" presentation:placeholder="true">
          <draw:text-box/>
        </draw:frame>
        <draw:frame presentation:style-name="pr6" draw:layer="layout" svg:width="25.199cm" svg:height="5.808cm" svg:x="1.4cm" svg:y="12.711cm" presentation:class="outline">
          <draw:text-box>
            <text:list text:style-name="L2">
              <text:list-item>
                <text:p>Turn coordinator may help to determine direction of spin</text:p>
              </text:list-item>
              <text:list-item>
                <text:p>Airspeed should not increase significantly</text:p>
              </text:list-item>
              <text:list-item>
                <text:p>High airspeed could indicate a spiral d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- Instruments for recovery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05T09:31:24.390260461</dc:date>
    <meta:editing-duration>P2DT9H33M3S</meta:editing-duration>
    <meta:editing-cycles>760</meta:editing-cycles>
    <meta:generator>LibreOffice/4.2.7.2$Linux_x86 LibreOffice_project/420m0$Build-2</meta:generator>
    <meta:document-statistic meta:object-count="74"/>
  </office:meta>
</office:document-meta>
</file>